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7.629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ufwandsschaeztung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Zeit (in minuten)</text:p>
          </table:table-cell>
          <table:table-cell table:style-name="ce1" table:number-columns-repeated="2"/>
          <table:table-cell table:style-name="ce1" office:value-type="string">
            <text:p>Endzeit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Java RMI</text:p>
          </table:table-cell>
          <table:table-cell table:style-name="ce2" office:value-type="string">
            <text:p>Siegel und Soyka</text:p>
          </table:table-cell>
          <table:table-cell table:style-name="ce2" table:formula="of:=SUM([.C6:.C13])" office:value-type="float" office:value="360">
            <text:p>360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UML Diagramme</text:p>
          </table:table-cell>
          <table:table-cell office:value-type="string">
            <text:p>Soyka</text:p>
          </table:table-cell>
          <table:table-cell office:value-type="float" office:value="60">
            <text:p>60</text:p>
          </table:table-cell>
          <table:table-cell table:number-columns-repeated="2"/>
          <table:table-cell/>
          <table:table-cell table:number-columns-repeated="1018"/>
        </table:table-row>
        <table:table-row table:style-name="ro1">
          <table:table-cell office:value-type="string">
            <text:p>Klassenstruktur erstellen</text:p>
          </table:table-cell>
          <table:table-cell office:value-type="string">
            <text:p>Siege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string">
            <text:p>JavaPolicy</text:p>
          </table:table-cell>
          <table:table-cell office:value-type="string">
            <text:p>Siegel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I Algorithmus</text:p>
          </table:table-cell>
          <table:table-cell office:value-type="string">
            <text:p>Siege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Client</text:p>
          </table:table-cell>
          <table:table-cell office:value-type="string">
            <text:p>Siegel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Server</text:p>
          </table:table-cell>
          <table:table-cell office:value-type="string">
            <text:p>Siegel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Andere Klassen</text:p>
          </table:table-cell>
          <table:table-cell office:value-type="string">
            <text:p>Siege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Testing local</text:p>
          </table:table-cell>
          <table:table-cell office:value-type="string">
            <text:p>Siege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Testing netzwerk</text:p>
          </table:table-cell>
          <table:table-cell office:value-type="string">
            <text:p>Siegel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2.Balancer</text:p>
          </table:table-cell>
          <table:table-cell table:style-name="ce2" office:value-type="string">
            <text:p>Siegel und Soyka</text:p>
          </table:table-cell>
          <table:table-cell table:style-name="ce2" table:formula="of:=SUM([.C17:.C22])" office:value-type="float" office:value="380">
            <text:p>380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>
            <text:p>UML Diagramme – Designueberlegung Balancer</text:p>
          </table:table-cell>
          <table:table-cell table:style-name="ce3" office:value-type="string">
            <text:p>Soyka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table:style-name="ce3"/>
          <table:table-cell table:style-name="ce3" table:number-columns-repeated="1018"/>
        </table:table-row>
        <table:table-row table:style-name="ro1">
          <table:table-cell table:style-name="ce3" office:value-type="string">
            <text:p>abaendern Server</text:p>
          </table:table-cell>
          <table:table-cell table:style-name="ce3" office:value-type="string">
            <text:p>Siegel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implementierung Balancer</text:p>
          </table:table-cell>
          <table:table-cell table:style-name="ce3" office:value-type="string">
            <text:p>Siegel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ynopsis</text:p>
          </table:table-cell>
          <table:table-cell office:value-type="string">
            <text:p>Siegel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Exeption handling</text:p>
          </table:table-cell>
          <table:table-cell office:value-type="string">
            <text:p>Soyka</text:p>
          </table:table-cell>
          <table:table-cell office:value-type="float" office:value="60">
            <text:p>60</text:p>
          </table:table-cell>
          <table:table-cell table:number-columns-repeated="2"/>
          <table:table-cell/>
          <table:table-cell table:number-columns-repeated="1018"/>
        </table:table-row>
        <table:table-row table:style-name="ro1">
          <table:table-cell office:value-type="string">
            <text:p>Testing gesammt</text:p>
          </table:table-cell>
          <table:table-cell office:value-type="string">
            <text:p>Soyka</text:p>
          </table:table-cell>
          <table:table-cell office:value-type="float" office:value="60">
            <text:p>60</text:p>
          </table:table-cell>
          <table:table-cell table:number-columns-repeated="2"/>
          <table: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3.Abgabe</text:p>
          </table:table-cell>
          <table:table-cell table:style-name="ce2" office:value-type="string">
            <text:p>Soyka</text:p>
          </table:table-cell>
          <table:table-cell table:style-name="ce2" table:formula="of:=SUM([.C25:.C26])" office:value-type="float" office:value="60">
            <text:p>60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JavaDoc</text:p>
          </table:table-cell>
          <table:table-cell office:value-type="string">
            <text:p>Soyka</text:p>
          </table:table-cell>
          <table:table-cell office:value-type="float" office:value="45">
            <text:p>45</text:p>
          </table:table-cell>
          <table:table-cell table:number-columns-repeated="2"/>
          <table:table-cell/>
          <table:table-cell table:number-columns-repeated="1018"/>
        </table:table-row>
        <table:table-row table:style-name="ro1">
          <table:table-cell office:value-type="string">
            <text:p>Abgaberichtlinien (jar, Layout Protokoll, Kontrolle)</text:p>
          </table:table-cell>
          <table:table-cell office:value-type="string">
            <text:p>Soyka</text:p>
          </table:table-cell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unden</text:p>
          </table:table-cell>
          <table:table-cell table:number-columns-repeated="2"/>
          <table:table-cell office:value-type="string">
            <text:p>Stunde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gel</text:p>
          </table:table-cell>
          <table:table-cell table:formula="of:=SUM([.C7];[.C9];[.C10];[.C11];[.C12];[.C8];[.C13]/2;[.C18:.C20])" office:value-type="float" office:value="445">
            <text:p>445</text:p>
          </table:table-cell>
          <table:table-cell table:formula="of:=[.C29]/60" office:value-type="float" office:value="7.41666666666667">
            <text:p>7.42</text:p>
          </table:table-cell>
          <table:table-cell/>
          <table:table-cell table:formula="of:=SUM([.F7];[.F9];[.F10];[.F11];[.F12];[.F8];[.F13];[.F18:.F20])" office:value-type="float" office:value="480">
            <text:p>480</text:p>
          </table:table-cell>
          <table:table-cell table:formula="of:=[.F29]/60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yka</text:p>
          </table:table-cell>
          <table:table-cell table:formula="of:=SUM([.C6];[.C17];[.C21];[.C22];[.C25];[.C26];[.C13]/2)" office:value-type="float" office:value="355">
            <text:p>355</text:p>
          </table:table-cell>
          <table:table-cell table:formula="of:=[.C30]/60" office:value-type="float" office:value="5.91666666666667">
            <text:p>5.92</text:p>
          </table:table-cell>
          <table:table-cell/>
          <table:table-cell table:formula="of:=SUM([.F6];[.F17];[.F21];[.F22];[.F25];[.F26])" office:value-type="float" office:value="0">
            <text:p>0</text:p>
          </table:table-cell>
          <table:table-cell table:formula="of:=[.F30]/60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gel und Soyka</text:p>
          </table:table-cell>
          <table:table-cell table:formula="of:=SUM([.C29:.C30])" office:value-type="float" office:value="800">
            <text:p>800</text:p>
          </table:table-cell>
          <table:table-cell table:formula="of:=[.C31]/60" office:value-type="float" office:value="13.3333333333333">
            <text:p>13.33</text:p>
          </table:table-cell>
          <table:table-cell/>
          <table:table-cell table:formula="of:=SUM([.F29:.F30])" office:value-type="float" office:value="480">
            <text:p>480</text:p>
          </table:table-cell>
          <table:table-cell table:formula="of:=[.F31]/60" office:value-type="float" office:value="8">
            <text:p>8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00-00-00</text:date>, <text:time style:data-style-name="N2" text:time-value="0000-00-00T21:47:59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32S</meta:editing-duration>
    <meta:editing-cycles>20</meta:editing-cycles>
    <meta:generator>LibreOffice/3.6$Windows_x86 LibreOffice_project/da8c1e6-fd468f4-454e206-f42a4a9-143cfd</meta:generator>
    <dc:date>2013-12-04T21:51:35.89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